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" svg:font-family="'MathJax Math'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f5db" officeooo:paragraph-rsid="0016f5db"/>
    </style:style>
    <style:style style:name="P2" style:family="paragraph" style:parent-style-name="Standard">
      <style:text-properties officeooo:rsid="0016f5db" officeooo:paragraph-rsid="00210343"/>
    </style:style>
    <style:style style:name="P3" style:family="paragraph" style:parent-style-name="Standard">
      <style:text-properties officeooo:rsid="00210343" officeooo:paragraph-rsid="00210343"/>
    </style:style>
    <style:style style:name="P4" style:family="paragraph" style:parent-style-name="Text_20_body" style:list-style-name="L1">
      <style:text-properties officeooo:paragraph-rsid="001e5b0b"/>
    </style:style>
    <style:style style:name="P5" style:family="paragraph" style:parent-style-name="Text_20_body" style:list-style-name="L1">
      <style:text-properties officeooo:paragraph-rsid="001f8e4f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fo:font-weight="normal" officeooo:paragraph-rsid="0017a6a2"/>
    </style:style>
    <style:style style:name="P7" style:family="paragraph" style:parent-style-name="Text_20_body" style:list-style-name="L1">
      <style:paragraph-properties fo:margin-top="0in" fo:margin-bottom="0in" style:contextual-spacing="false"/>
      <style:text-properties fo:font-weight="normal"/>
    </style:style>
    <style:style style:name="P8" style:family="paragraph" style:parent-style-name="Text_20_body" style:list-style-name="L1">
      <style:paragraph-properties fo:margin-top="0in" fo:margin-bottom="0in" style:contextual-spacing="false"/>
      <style:text-properties fo:font-weight="normal" officeooo:paragraph-rsid="001c185a"/>
    </style:style>
    <style:style style:name="P9" style:family="paragraph" style:parent-style-name="Text_20_body" style:list-style-name="L1">
      <style:paragraph-properties fo:margin-top="0in" fo:margin-bottom="0in" style:contextual-spacing="false"/>
      <style:text-properties fo:font-weight="normal" officeooo:paragraph-rsid="001dbf79"/>
    </style:style>
    <style:style style:name="P10" style:family="paragraph" style:parent-style-name="Text_20_body" style:list-style-name="L1">
      <style:paragraph-properties fo:margin-top="0in" fo:margin-bottom="0in" style:contextual-spacing="false"/>
      <style:text-properties fo:font-weight="normal" officeooo:paragraph-rsid="001e5b0b"/>
    </style:style>
    <style:style style:name="P11" style:family="paragraph" style:parent-style-name="Text_20_body" style:list-style-name="L1">
      <style:text-properties fo:font-weight="normal" officeooo:paragraph-rsid="001e5b0b"/>
    </style:style>
    <style:style style:name="P12" style:family="paragraph" style:parent-style-name="Text_20_body">
      <style:text-properties fo:font-weight="normal"/>
    </style:style>
    <style:style style:name="P13" style:family="paragraph" style:parent-style-name="Text_20_body" style:list-style-name="L1">
      <style:text-properties fo:font-weight="normal" style:font-weight-asian="normal" style:font-weight-complex="normal"/>
    </style:style>
    <style:style style:name="P14" style:family="paragraph" style:parent-style-name="Text_20_body" style:list-style-name="L1">
      <style:text-properties fo:font-weight="normal" officeooo:paragraph-rsid="001e5b0b" style:font-weight-asian="normal" style:font-weight-complex="normal"/>
    </style:style>
    <style:style style:name="P15" style:family="paragraph" style:parent-style-name="Text_20_body">
      <style:text-properties fo:font-weight="normal" officeooo:paragraph-rsid="00210343"/>
    </style:style>
    <style:style style:name="P16" style:family="paragraph" style:parent-style-name="Text_20_body">
      <style:paragraph-properties fo:text-align="center" style:justify-single-word="false"/>
      <style:text-properties officeooo:paragraph-rsid="001e5b0b"/>
    </style:style>
    <style:style style:name="P17" style:family="paragraph" style:parent-style-name="Text_20_body">
      <style:text-properties officeooo:paragraph-rsid="001e5b0b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weight="bold"/>
    </style:style>
    <style:style style:name="T3" style:family="text">
      <style:text-properties style:text-position="super 58%" officeooo:rsid="0017a6a2"/>
    </style:style>
    <style:style style:name="T4" style:family="text">
      <style:text-properties style:text-position="super 58%" fo:font-weight="normal"/>
    </style:style>
    <style:style style:name="T5" style:family="text">
      <style:text-properties style:text-position="super 58%" fo:font-weight="normal" officeooo:rsid="001c185a"/>
    </style:style>
    <style:style style:name="T6" style:family="text">
      <style:text-properties style:text-position="super 58%" fo:font-weight="normal" officeooo:rsid="001e5b0b"/>
    </style:style>
    <style:style style:name="T7" style:family="text">
      <style:text-properties style:text-position="super 58%" officeooo:rsid="001e5b0b"/>
    </style:style>
    <style:style style:name="T8" style:family="text">
      <style:text-properties fo:font-weight="bold"/>
    </style:style>
    <style:style style:name="T9" style:family="text">
      <style:text-properties officeooo:rsid="0017a6a2"/>
    </style:style>
    <style:style style:name="T10" style:family="text">
      <style:text-properties fo:font-weight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c185a"/>
    </style:style>
    <style:style style:name="T13" style:family="text">
      <style:text-properties fo:font-weight="normal" officeooo:rsid="001e5b0b"/>
    </style:style>
    <style:style style:name="T14" style:family="text">
      <style:text-properties fo:font-weight="normal" officeooo:rsid="001f8e4f"/>
    </style:style>
    <style:style style:name="T15" style:family="text">
      <style:text-properties style:text-position="0% 100%"/>
    </style:style>
    <style:style style:name="T16" style:family="text">
      <style:text-properties style:text-position="0% 100%" officeooo:rsid="001e5b0b"/>
    </style:style>
    <style:style style:name="T17" style:family="text">
      <style:text-properties style:text-position="0% 100%" fo:font-weight="normal" officeooo:rsid="001e5b0b"/>
    </style:style>
    <style:style style:name="T18" style:family="text">
      <style:text-properties officeooo:rsid="001c185a"/>
    </style:style>
    <style:style style:name="T19" style:family="text">
      <style:text-properties officeooo:rsid="001dbf79"/>
    </style:style>
    <style:style style:name="T20" style:family="text">
      <style:text-properties officeooo:rsid="001e5b0b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Liberation Mono1" fo:font-size="11pt" fo:font-style="normal" fo:font-weight="normal" style:font-size-asian="11pt" style:font-style-asian="normal" style:font-weight-asian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rom <text:a xlink:type="simple" xlink:href="https://www.voxco.com/blog/quadratic-regression/#:~:text=Σ%20x%3D%20Sum%20of%20First%20Scores%20Σ%20y,x2%20%3D%20Sum%20of%20Square%20of%20First%20Scores" text:style-name="Internet_20_link" text:visited-style-name="Visited_20_Internet_20_Link">Voxco</text:a></text:p>
      <text:p text:style-name="P15">The <text:span text:style-name="T20">estimating </text:span>equation used in quadratic regression is as follows:</text:p>
      <text:p text:style-name="P16"><text:span text:style-name="T8">y = ax</text:span><text:span text:style-name="T2">2</text:span> <text:span text:style-name="T8">+ bx + c</text:span></text:p>
      <text:p text:style-name="P17"><text:span text:style-name="T10">The following formulas can be used to calculate the values of a, b, and c, </text:span><text:span text:style-name="T13">symmetrical abcissa</text:span><text:span text:style-name="T10">:</text:span></text:p>
      <text:list xml:id="list1901260565" text:style-name="L1">
        <text:list-header>
          <text:p text:style-name="P4">a = <text:span text:style-name="T10">Σx</text:span><text:span text:style-name="T4">2</text:span><text:span text:style-name="T10">∘y</text:span><text:span text:style-name="T19"> </text:span><text:s/>/<text:span text:style-name="T19"> </text:span><text:s/><text:span text:style-name="T10">Σx</text:span><text:span text:style-name="T4">2</text:span><text:span text:style-name="T10">∘x</text:span><text:span text:style-name="T4">2</text:span> </text:p>
          <text:p text:style-name="P5">b = <text:span text:style-name="T13">Σxy <text:s text:c="2"/></text:span><text:span text:style-name="T19"><text:s/></text:span><text:s/>/<text:span text:style-name="T19"> </text:span><text:s/><text:span text:style-name="T13">Σx</text:span><text:span text:style-name="T6">2</text:span> </text:p>
          <text:p text:style-name="P13">c = Σy/N - a•Σx<text:span text:style-name="T1">2</text:span>/N</text:p>
        </text:list-header>
      </text:list>
      <text:p text:style-name="P17"><text:span text:style-name="T10">The following formulas can be used to calculate the values of a, b, and c, </text:span><text:span text:style-name="T14">a</text:span><text:span text:style-name="T13">symmetrical abcissa</text:span><text:span text:style-name="T10">:</text:span></text:p>
      <text:list xml:id="list135944724050115" text:continue-numbering="true" text:style-name="L1">
        <text:list-header>
          <text:p text:style-name="P4">a = <text:span text:style-name="T19">( (</text:span> <text:span text:style-name="T10">Σx</text:span><text:span text:style-name="T4">2</text:span><text:span text:style-name="T10">∘y</text:span> • <text:span text:style-name="T10">Σx∘x </text:span><text:s/><text:span text:style-name="T19">) <text:s/></text:span><text:s/>- <text:s text:c="2"/><text:span text:style-name="T19">( </text:span>Σxy <text:s/>• <text:span text:style-name="T12">Σx∘x</text:span><text:span text:style-name="T5">2</text:span> <text:span text:style-name="T19">) ) <text:s text:c="2"/></text:span><text:s/>/ <text:s text:c="3"/><text:span text:style-name="T19"><text:s/>(</text:span> <text:span text:style-name="T10">Σx∘x </text:span>• <text:span text:style-name="T10">Σx</text:span><text:span text:style-name="T4">2</text:span><text:span text:style-name="T10">∘x</text:span><text:span text:style-name="T4">2</text:span> - <text:span text:style-name="T18">(</text:span><text:span text:style-name="T12">Σx∘x</text:span><text:span text:style-name="T5">2</text:span><text:span text:style-name="T18">)</text:span><text:span text:style-name="T1">2</text:span> <text:span text:style-name="T19">)</text:span></text:p>
          <text:p text:style-name="P4">b = <text:span text:style-name="T19">( (</text:span> <text:span text:style-name="T10">Σx∘y</text:span> • <text:span text:style-name="T10">Σx</text:span><text:span text:style-name="T4">2</text:span><text:span text:style-name="T10">∘x</text:span><text:span text:style-name="T4">2</text:span> <text:span text:style-name="T19">) <text:s/></text:span><text:s/>- <text:s text:c="2"/><text:span text:style-name="T19">( </text:span>Σx<text:span text:style-name="T1">2</text:span>y • <text:span text:style-name="T12">Σx∘x</text:span><text:span text:style-name="T5">2</text:span> <text:span text:style-name="T19">) ) <text:s text:c="2"/></text:span><text:s/>/ <text:s text:c="3"/><text:span text:style-name="T19"><text:s/>(</text:span> <text:span text:style-name="T10">Σx∘x </text:span>• <text:span text:style-name="T10">Σx</text:span><text:span text:style-name="T4">2</text:span><text:span text:style-name="T10">∘x</text:span><text:span text:style-name="T4">2</text:span> - <text:span text:style-name="T18">(</text:span><text:span text:style-name="T12">Σx∘x</text:span><text:span text:style-name="T5">2</text:span><text:span text:style-name="T18">)</text:span><text:span text:style-name="T1">2</text:span> <text:span text:style-name="T19">)</text:span></text:p>
          <text:p text:style-name="P14"><text:span text:style-name="T21">c = Σy/N - b•Σx/N - a•Σx</text:span><text:span text:style-name="T1">2</text:span><text:span text:style-name="T21">/N</text:span></text:p>
        </text:list-header>
      </text:list>
      <text:p text:style-name="P12">Where, </text:p>
      <text:list xml:id="list135944132393943" text:continue-numbering="true" text:style-name="L1">
        <text:list-item>
          <text:list>
            <text:list-item>
              <text:p text:style-name="P6">x <text:span text:style-name="T9">is the independent variable (abcissa)</text:span></text:p>
            </text:list-item>
            <text:list-item>
              <text:p text:style-name="P6">y <text:span text:style-name="T9">is t</text:span>he <text:span text:style-name="T9">dependent v</text:span>ariable <text:span text:style-name="T9">(ordinate)</text:span></text:p>
            </text:list-item>
            <text:list-item>
              <text:p text:style-name="P7">a, b, c <text:span text:style-name="T9">t</text:span>he <text:span text:style-name="T9">c</text:span>oefficients of the <text:span text:style-name="T9">q</text:span>uadratic <text:span text:style-name="T9">estimator</text:span></text:p>
            </text:list-item>
            <text:list-item>
              <text:p text:style-name="P7"><text:span text:style-name="T9">N <text:s text:c="9"/></text:span><text:s/>= Number of Values/Elements</text:p>
            </text:list-item>
            <text:list-item>
              <text:p text:style-name="P7">Σx <text:s text:c="8"/>= Sum of independent variable <text:span text:style-name="T20">( = 0 for symmetrical)</text:span></text:p>
            </text:list-item>
            <text:list-item>
              <text:p text:style-name="P7">Σy <text:s text:c="8"/>= Sum of dependent variable</text:p>
            </text:list-item>
            <text:list-item>
              <text:p text:style-name="P7">Σx<text:span text:style-name="T1">2</text:span><text:span text:style-name="T15"> </text:span><text:s text:c="7"/>= Sum of <text:span text:style-name="T9">s</text:span>quare of independent variable</text:p>
            </text:list-item>
            <text:list-item>
              <text:p text:style-name="P10">Σx<text:span text:style-name="T1">3</text:span><text:span text:style-name="T15"> <text:s/></text:span><text:s text:c="6"/>= Sum of <text:span text:style-name="T9">cube</text:span> of independent variable <text:span text:style-name="T20">( = 0 for symmetrical)</text:span></text:p>
            </text:list-item>
            <text:list-item>
              <text:p text:style-name="P7">Σx<text:span text:style-name="T1">4</text:span> <text:s text:c="7"/>= Sum of <text:span text:style-name="T9">4</text:span><text:span text:style-name="T3">th</text:span><text:span text:style-name="T9"> power</text:span> of independent variable</text:p>
            </text:list-item>
            <text:list-item>
              <text:p text:style-name="P7">Σ xy <text:s text:c="5"/>= Sum of the Product of <text:span text:style-name="T9">independent</text:span> <text:span text:style-name="T9">by </text:span>dependent variable<text:span text:style-name="T9">s</text:span></text:p>
            </text:list-item>
            <text:list-item>
              <text:p text:style-name="P7">Σ x2y <text:s text:c="3"/>= Sum of <text:span text:style-name="T9">product of s</text:span>quare-of-independent-variable <text:span text:style-name="T9">by</text:span> dependent-variable</text:p>
            </text:list-item>
            <text:list-item>
              <text:p text:style-name="P10">Σx∘x <text:s text:c="4"/>= Σx<text:span text:style-name="T1">2</text:span> <text:s text:c="3"/>- <text:s text:c="3"/>(Σx)<text:span text:style-name="T1">2</text:span><text:span text:style-name="T15"> <text:s text:c="6"/></text:span>/ N <text:s text:c="3"/><text:span text:style-name="T20">| <text:s text:c="3"/>Σx</text:span><text:span text:style-name="T7">2</text:span><text:span text:style-name="T16"> <text:s/></text:span><text:span text:style-name="T20"><text:s text:c="2"/>for symmetrical</text:span></text:p>
            </text:list-item>
            <text:list-item>
              <text:p text:style-name="P10">Σx∘y <text:s text:c="4"/>= Σxy <text:s text:c="2"/>- <text:s text:c="4"/>Σx <text:s/>• Σy / N <text:s text:c="3"/><text:span text:style-name="T20">| <text:s text:c="3"/>Σxy <text:s text:c="3"/>for symmetrical</text:span></text:p>
            </text:list-item>
            <text:list-item>
              <text:p text:style-name="P8">Σx∘x<text:span text:style-name="T1">2</text:span> <text:s text:c="3"/>= Σx<text:span text:style-name="T1">3</text:span> <text:s text:c="3"/>- <text:s text:c="4"/>Σx<text:span text:style-name="T1">2</text:span><text:span text:style-name="T15"> •</text:span> Σx / N <text:s text:c="3"/><text:span text:style-name="T20">| <text:s text:c="3"/>0 <text:s text:c="7"/>for symmetrical</text:span></text:p>
            </text:list-item>
            <text:list-item>
              <text:p text:style-name="P9">Σx<text:span text:style-name="T1">2</text:span>∘y <text:s text:c="3"/>= Σx<text:span text:style-name="T1">2</text:span>y <text:s/>- <text:s text:c="4"/>Σx<text:span text:style-name="T1">2</text:span> • Σy / N <text:s text:c="3"/><text:span text:style-name="T20">| <text:s text:c="3"/>same for symmetrical</text:span></text:p>
            </text:list-item>
            <text:list-item>
              <text:p text:style-name="P11">Σx<text:span text:style-name="T1">2</text:span>∘x<text:span text:style-name="T1">2</text:span> <text:s text:c="2"/>= Σx<text:span text:style-name="T1">4</text:span><text:span text:style-name="T15"> <text:s text:c="3"/></text:span>-<text:span text:style-name="T1"> </text:span><text:s text:c="3"/><text:span text:style-name="T19">(</text:span>Σx<text:span text:style-name="T1">2</text:span>)<text:span text:style-name="T1">2</text:span><text:span text:style-name="T15"> <text:s text:c="5"/></text:span>/ N <text:s text:c="3"/><text:span text:style-name="T20">| <text:s text:c="3"/>same for symmetrical</text:span></text:p>
            </text:list-item>
          </text:list>
        </text:list-item>
      </text:list>
      <text:p text:style-name="P1"/>
      <text:p text:style-name="P1"/>
      <text:p text:style-name="P3">======================================================================</text:p>
      <text:p text:style-name="P3">From <text:a xlink:type="simple" xlink:href="https://math.stackexchange.com/questions/267865/equations-for-quadratic-regression" text:style-name="Internet_20_link" text:visited-style-name="Visited_20_Internet_20_Link">StackExchange Mathematics</text:a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" svg:font-family="'MathJax Math'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1T20:55:05.537634222</meta:creation-date>
    <dc:date>2023-03-12T13:59:43.180795431</dc:date>
    <meta:editing-duration>PT4H1M33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30" meta:word-count="304" meta:character-count="1596" meta:non-whitespace-character-count="1154"/>
  </office:meta>
</office:document-meta>
</file>